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oMapConverterTests.collection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pToMapConverterTests.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faultConstructorMap.NoDefaultConstructorMap( Map &lt; ? extends K , ? extends V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Tests.emptyMapDifferentTargetImp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ToMapConverterTests.noDefaultConstructorCopy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ToMap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Tests.mapTo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ToMapConverterTests.scalar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pToMapConverterTests.collectionMapNotGenericTargetCollectionToObjectInter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ToMapConverterTests.collectionMapSource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pToMapConverterTests.scalarMapNotGeneric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MapConverterTests.scalarMapNotGenericSource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pToMapConverterTests.emptyMapNoTargetGeneric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ToMapConverterTests.stringTo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ToMapConverterTests.collectionMapNotGeneric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MapConverterTests.multiValueMapTo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